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19bd17" officeooo:paragraph-rsid="0019bd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y a data – praktický příklad</text:p>
      <text:p text:style-name="P1"/>
      <text:p text:style-name="P1">@echo off</text:p>
      <text:p text:style-name="P1">rem 1. Vypnutí výpisů příkazů (@echo off výše)</text:p>
      <text:p text:style-name="P1"/>
      <text:p text:style-name="P1">rem 2. Vyčištění obrazovky</text:p>
      <text:p text:style-name="P1">cls</text:p>
      <text:p text:style-name="P1"/>
      <text:p text:style-name="P1">rem 3. Výpis hlášení</text:p>
      <text:p text:style-name="P1">echo ZALOHOVACI DAVKOVY SOUBOR</text:p>
      <text:p text:style-name="P1"/>
      <text:p text:style-name="P1">rem 4. Pozastavení</text:p>
      <text:p text:style-name="P1">pause</text:p>
      <text:p text:style-name="P1"/>
      <text:p text:style-name="P1">rem 5. Kontrola parametru (pokud je prázdný, skok na CHYBA)</text:p>
      <text:p text:style-name="P1">if "%1"=="" goto CHYBA</text:p>
      <text:p text:style-name="P1"/>
      <text:p text:style-name="P1">rem 6. Vytvoření adresáře na disku F: (použije se první parametr %1)</text:p>
      <text:p text:style-name="P1">md F:\%1</text:p>
      <text:p text:style-name="P1"/>
      <text:p text:style-name="P1">rem 7. Kopírování LOG souborů</text:p>
      <text:p text:style-name="P1">copy C:\WINDOWS\*.LOG F:\%1</text:p>
      <text:p text:style-name="P1"/>
      <text:p text:style-name="P1">rem 8. Výpis obsahu do souboru a otevření v Poznámkovém bloku</text:p>
      <text:p text:style-name="P1">dir F:\%1 &gt; F:\%1\obsah.txt</text:p>
      <text:p text:style-name="P1">start notepad F:\%1\obsah.txt</text:p>
      <text:p text:style-name="P1"/>
      <text:p text:style-name="P1">rem 9. Výpis hlášení o úspěchu</text:p>
      <text:p text:style-name="P1">echo ZALOHA USPESNE PROVEDENA</text:p>
      <text:p text:style-name="P1"/>
      <text:p text:style-name="P1">rem 10. Skok na konec</text:p>
      <text:p text:style-name="P1">goto KONEC</text:p>
      <text:p text:style-name="P1"/>
      <text:p text:style-name="P1">:CHYBA</text:p>
      <text:p text:style-name="P1">rem 11. Hlášení při chybějícím parametru</text:p>
      <text:p text:style-name="P1">echo NEBYL ZADAN PARAMETR. ZALOHU NELZE PROVEST.</text:p>
      <text:p text:style-name="P1"/>
      <text:p text:style-name="P1">:KONEC</text:p>
      <text:p text:style-name="P1">rem 13. Finální pozastavení</text:p>
      <text:p text:style-name="P1">pau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7T19:37:04.308542025</meta:creation-date>
    <dc:date>2026-04-27T19:37:30.002904428</dc:date>
    <meta:editing-duration>PT26S</meta:editing-duration>
    <meta:editing-cycles>1</meta:editing-cycles>
    <meta:document-statistic meta:table-count="0" meta:image-count="0" meta:object-count="0" meta:page-count="1" meta:paragraph-count="28" meta:word-count="123" meta:character-count="744" meta:non-whitespace-character-count="648"/>
    <meta:generator>LibreOffice/26.2.2.2$Linux_X86_64 LibreOffice_project/620$Build-2</meta:generator>
  </office:meta>
</office:document-meta>
</file>